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550000035C979A40F71CC46D98.png" manifest:media-type="image/png"/>
  <manifest:file-entry manifest:full-path="Pictures/1000000000000020000000204B249CA79A42C6D7.png" manifest:media-type="image/png"/>
  <manifest:file-entry manifest:full-path="Pictures/10000000000004F900000322DFF1C8080C64CBDD.png" manifest:media-type="image/png"/>
  <manifest:file-entry manifest:full-path="Pictures/10000000000004F9000003223E8DE6A42D0A802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2-subtitle">
      <style:graphic-properties draw:fill-color="#ffffff" fo:min-height="16.255cm"/>
    </style:style>
    <style:style style:name="pr7" style:family="presentation" style:parent-style-name="Vivid2-notes">
      <style:graphic-properties draw:fill-color="#ffffff" draw:auto-grow-height="true" fo:min-height="12.464cm"/>
    </style:style>
    <style:style style:name="P1" style:family="paragraph">
      <loext:graphic-properties draw:fill-color="#ffffff"/>
      <style:text-properties fo:font-size="18pt"/>
    </style:style>
    <style:style style:name="P2" style:family="paragraph">
      <style:paragraph-properties fo:margin-left="0cm" fo:margin-right="0cm" fo:margin-top="0cm" fo:margin-bottom="0.497cm" fo:text-indent="0cm"/>
    </style:style>
    <style:style style:name="P3" style:family="paragraph">
      <loext:graphic-properties draw:fill-color="#ffffff"/>
      <style:text-properties fo:font-size="19.7999992370605pt"/>
    </style:style>
    <style:style style:name="P4" style:family="paragraph">
      <style:paragraph-properties fo:text-align="justify"/>
    </style:style>
    <style:style style:name="P5" style:family="paragraph">
      <style:paragraph-properties fo:text-align="justify">
        <style:tab-stops/>
      </style:paragraph-properties>
    </style:style>
    <style:style style:name="P6" style:family="paragraph">
      <loext:graphic-properties draw:fill-color="#fffff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présentation<text:line-break/>de l’année 2020-2021<text:line-break/></text:p>
          </draw:text-box>
        </draw:frame>
        <draw:frame presentation:style-name="pr1" draw:layer="layout" svg:width="29.972cm" svg:height="4.306cm" svg:x="1.536cm" svg:y="14.49cm" presentation:class="subtitle">
          <draw:text-box>
            <text:p>(français / sixièmes)</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M. Faure, enseignant de Lettres Classiques</text:p>
              </text:list-item>
              <text:list-item>
                <text:p text:style-name="P2">fin du cycle 3</text:p>
                <text:p/>
              </text:list-item>
              <text:list-item>
                <text:p>importance respective des matières</text:p>
              </text:list-item>
              <text:list-item>
                <text:p>importance de l’hygiène de vie</text:p>
              </text:list-item>
              <text:list-item>
                <text:p>Importance de l’organisation du travail</text:p>
              </text:list-item>
              <text:list-item>
                <text:p>importance de la régularité du travail personnel</text:p>
              </text:list-item>
              <text:list-item>
                <text:p>importance de la maîtrise de l’informatique</text:p>
              </text:list-item>
              <text:list-item>
                <text:p>importance des parents</text:p>
              </text:list-item>
              <text:list-item>
                <text:p>importance de la maîtrise de l’oral</text:p>
              </text:list-item>
              <text:list-item>
                <text:p>Importance de la lecture</text:p>
                <text:p/>
              </text:list-item>
              <text:list-item>
                <text:p>À quoi sert l’orthographe ?</text:p>
              </text:list-item>
              <text:list-item>
                <text:p text:style-name="P2">hétérogénéité des classes</text:p>
                <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 presentation:class="page"/>
          <draw:frame presentation:style-name="pr5" draw:text-style-name="P3"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documents disponibles en ligne :</text:p>
                <text:p>github.com/suizokukan/discipulis</text:p>
              </text:list-item>
              <text:list-item>
                <text:p>organisation des cours : échauffement, cours, mise au point</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3"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une dictée préparée par trimestre :</text:p>
                <text:p>(T1) Le coffre</text:p>
                <text:p>(T2) L’attente</text:p>
                <text:p>(T3) Un souper imparfait</text:p>
              </text:list-item>
              <text:list-item>
                <text:p>des exercices de grammaire, un tous les quinze jours</text:p>
              </text:list-item>
              <text:list-item>
                <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 presentation:class="page"/>
          <draw:frame presentation:style-name="pr5" draw:text-style-name="P3"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documents disponibles en ligne :</text:p>
                <text:p>github.com/suizokukan/discipulis</text:p>
              </text:list-item>
              <text:list-item>
                <text:p>organisation des cours : échauffement, cours, mise au point</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5" presentation:class="page"/>
          <draw:frame presentation:style-name="pr5" draw:text-style-name="P3"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documents disponibles en ligne :</text:p>
                <text:p>github.com/suizokukan/discipulis</text:p>
              </text:list-item>
              <text:list-item>
                <text:p>organisation des cours : échauffement, cours, mise au point</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6" presentation:class="page"/>
          <draw:frame presentation:style-name="pr5" draw:text-style-name="P3"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text-style-name="P4" draw:layer="layout" svg:width="29.832cm" svg:height="12.954cm" svg:x="1.664cm" svg:y="5.334cm" presentation:class="outline" presentation:user-transformed="true">
          <draw:text-box>
            <text:list text:style-name="L2">
              <text:list-header>
                <text:p text:style-name="P4">«En CM1 et CM2, l’ensemble de l’enseignement du français revient aux professeurs des écoles et les activités d’oral, de lecture et d’écriture sont intégrées dans l’ensemble des enseignements.</text:p>
                <text:p text:style-name="P4">En 6e , cet enseignement est assuré par le professeur de français, spécialiste de littérature et de langue française. Tous les autres enseignements concourent à la maîtrise de la langue. » (<text:span text:style-name="T1">Programmes</text:span><text:span text:style-name="T2">, p. 98)</text:span></text:p>
              </text:list-header>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7" presentation:class="page"/>
          <draw:frame presentation:style-name="pr5" draw:text-style-name="P3"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header>
                <text:p text:style-name="P5">« En sixième, compte tenu du volume hebdomadaire plus restreint dévolu à l’enseignement de la discipline, les professeurs de français ont plus spécifiquement la charge de la dimension littéraire de cet enseignement dans le domaine du langage oral, de la lecture, de l’écriture ainsi que celle de l’étude de la langue française. » (<text:span text:style-name="T1">Programmes</text:span>, p. 124)</text:p>
              </text:list-header>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8" presentation:class="page"/>
          <draw:frame presentation:style-name="pr5" draw:text-style-name="P3"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4" draw:layer="layout" svg:width="29.832cm" svg:height="12.954cm" svg:x="1.664cm" svg:y="5.334cm" presentation:class="outline" presentation:user-transformed="true">
          <draw:text-box>
            <text:list text:style-name="L2">
              <text:list-item>
                <text:p>S1 : lire sur Wikipedia</text:p>
              </text:list-item>
              <text:list-item>
                <text:p>S2 : les monstres</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9" presentation:class="page"/>
          <draw:frame presentation:style-name="pr5" draw:text-style-name="P3" draw:layer="layout" svg:width="15.199cm" svg:height="12.464cm" svg:x="2.9cm" svg:y="14.157cm" presentation:class="notes" presentation:placeholder="true">
            <draw:text-box/>
          </draw:frame>
        </presentation:notes>
      </draw:page>
      <draw:page draw:name="page10" draw:style-name="dp1" draw:master-page-name="Vivid2" presentation:presentation-page-layout-name="AL3T32" presentation:use-date-time-name="dtd1">
        <office:forms form:automatic-focus="false" form:apply-design-mode="false"/>
        <draw:frame presentation:style-name="pr6" draw:text-style-name="P6" draw:layer="layout" svg:width="29.996cm" svg:height="16.255cm" svg:x="1.664cm" svg:y="2.337cm" presentation:class="subtitle" presentation:placeholder="true" presentation:user-transformed="true">
          <draw:text-box/>
        </draw:frame>
        <presentation:notes draw:style-name="dp2" presentation:use-date-time-name="dtd1">
          <office:forms form:automatic-focus="false" form:apply-design-mode="false"/>
          <draw:page-thumbnail draw:style-name="gr1" draw:layer="layout" svg:width="12.292cm" svg:height="10.386cm" svg:x="4.352cm" svg:y="3.104cm" draw:page-number="10" presentation:class="page"/>
          <draw:frame presentation:style-name="pr7" draw:text-style-name="P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é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éro&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éro&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29T11:32:53.255865337</meta:creation-date>
    <meta:editing-duration>PT1H8M55S</meta:editing-duration>
    <meta:editing-cycles>22</meta:editing-cycles>
    <meta:generator>LibreOffice/6.0.7.3$Linux_X86_64 LibreOffice_project/00m0$Build-3</meta:generator>
    <dc:title>Vivid</dc:title>
    <dc:date>2020-08-29T12:41:54.163021443</dc:date>
    <meta:document-statistic meta:object-count="79"/>
  </office:meta>
</office:document-meta>
</file>